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101.91pt"/>
    </style:style>
    <style:style style:name="co8" style:family="table-column">
      <style:table-column-properties fo:break-before="auto" style:column-width="78.69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91.84pt"/>
    </style:style>
    <style:style style:name="co12" style:family="table-column">
      <style:table-column-properties fo:break-before="auto" style:column-width="104.2pt"/>
    </style:style>
    <style:style style:name="co13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Jacobi-2d -O2" table:style-name="ta1">
        <table:shapes>
          <draw:frame draw:z-index="0" draw:style-name="gr1" draw:text-style-name="P1" svg:width="453.51pt" svg:height="255.09pt" svg:x="2.83pt" svg:y="79.65pt">
            <loext:p draw:notify-on-update-of-ranges="'Jacobi-2d -O2'.A1:'Jacobi-2d -O2'.A1 'Jacobi-2d -O2'.A2:'Jacobi-2d -O2'.A6 'Jacobi-2d -O2'.I1:'Jacobi-2d -O2'.I1 'Jacobi-2d -O2'.I2:'Jacobi-2d -O2'.I6 'Jacobi-2d -O2'.K1:'Jacobi-2d -O2'.K1 'Jacobi-2d -O2'.K2:'Jacobi-2d -O2'.K6 'Jacobi-2d -O2'.M1:'Jacobi-2d -O2'.M1 'Jacobi-2d -O2'.M2:'Jacobi-2d -O2'.M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step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data size(byte)</text:p>
          </table:table-cell>
          <table:table-cell office:value-type="string" calcext:value-type="string">
            <text:p>SIMD instruction set</text:p>
          </table:table-cell>
          <table:table-cell office:value-type="string" calcext:value-type="string">
            <text:p><text:s/>baseline(us)</text:p>
          </table:table-cell>
          <table:table-cell office:value-type="string" calcext:value-type="string">
            <text:p><text:s/>SIMD(us)</text:p>
          </table:table-cell>
          <table:table-cell office:value-type="string" calcext:value-type="string">
            <text:p>SIMD speedup</text:p>
          </table:table-cell>
          <table:table-cell office:value-type="string" calcext:value-type="string">
            <text:p>Tile SIMD(us)</text:p>
          </table:table-cell>
          <table:table-cell office:value-type="string" calcext:value-type="string">
            <text:p>Tile SIMD speedup</text:p>
          </table:table-cell>
          <table:table-cell office:value-type="string" calcext:value-type="string">
            <text:p>2d tile SIMD(us)</text:p>
          </table:table-cell>
          <table:table-cell office:value-type="string" calcext:value-type="string">
            <text:p>2d tile SIMD speedup</text:p>
          </table:table-cell>
        </table:table-row>
        <table:table-row table:style-name="ro1">
          <table:table-cell office:value-type="string" calcext:value-type="string">
            <text:p>mini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uble</text:p>
          </table:table-cell>
          <table:table-cell table:formula="of:=[.C2]*[.C2]*8*2" office:value-type="float" office:value="14400" calcext:value-type="float">
            <text:p>14400</text:p>
          </table:table-cell>
          <table:table-cell office:value-type="string" calcext:value-type="string">
            <text:p>AVX2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[.G2]/[.H2]" office:value-type="float" office:value="2.84615384615385" calcext:value-type="float">
            <text:p>2.8461538462</text:p>
          </table:table-cell>
          <table:table-cell office:value-type="float" office:value="15" calcext:value-type="float">
            <text:p>15</text:p>
          </table:table-cell>
          <table:table-cell table:formula="of:=[.G2]/[.J2]" office:value-type="float" office:value="2.46666666666667" calcext:value-type="float">
            <text:p>2.4666666667</text:p>
          </table:table-cell>
          <table:table-cell office:value-type="float" office:value="14" calcext:value-type="float">
            <text:p>14</text:p>
          </table:table-cell>
          <table:table-cell table:formula="of:=[.G2]/[.L2]" office:value-type="float" office:value="2.64285714285714" calcext:value-type="float">
            <text:p>2.6428571429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ouble</text:p>
          </table:table-cell>
          <table:table-cell table:formula="of:=[.C3]*[.C3]*8*2" office:value-type="float" office:value="129600" calcext:value-type="float">
            <text:p>129600</text:p>
          </table:table-cell>
          <table:table-cell office:value-type="string" calcext:value-type="string">
            <text:p>AVX2</text:p>
          </table:table-cell>
          <table:table-cell office:value-type="float" office:value="711" calcext:value-type="float">
            <text:p>711</text:p>
          </table:table-cell>
          <table:table-cell office:value-type="float" office:value="301" calcext:value-type="float">
            <text:p>301</text:p>
          </table:table-cell>
          <table:table-cell table:formula="of:=[.G3]/[.H3]" office:value-type="float" office:value="2.36212624584718" calcext:value-type="float">
            <text:p>2.3621262458</text:p>
          </table:table-cell>
          <table:table-cell office:value-type="float" office:value="303" calcext:value-type="float">
            <text:p>303</text:p>
          </table:table-cell>
          <table:table-cell table:formula="of:=[.G3]/[.J3]" office:value-type="float" office:value="2.34653465346535" calcext:value-type="float">
            <text:p>2.3465346535</text:p>
          </table:table-cell>
          <table:table-cell office:value-type="float" office:value="338" calcext:value-type="float">
            <text:p>338</text:p>
          </table:table-cell>
          <table:table-cell table:formula="of:=[.G3]/[.L3]" office:value-type="float" office:value="2.10355029585799" calcext:value-type="float">
            <text:p>2.1035502959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ouble</text:p>
          </table:table-cell>
          <table:table-cell table:formula="of:=[.C4]*[.C4]*8*2" office:value-type="float" office:value="1000000" calcext:value-type="float">
            <text:p>1000000</text:p>
          </table:table-cell>
          <table:table-cell office:value-type="string" calcext:value-type="string">
            <text:p>AVX2</text:p>
          </table:table-cell>
          <table:table-cell office:value-type="float" office:value="14572" calcext:value-type="float">
            <text:p>14572</text:p>
          </table:table-cell>
          <table:table-cell office:value-type="float" office:value="7456" calcext:value-type="float">
            <text:p>7456</text:p>
          </table:table-cell>
          <table:table-cell table:formula="of:=[.G4]/[.H4]" office:value-type="float" office:value="1.9543991416309" calcext:value-type="float">
            <text:p>1.9543991416</text:p>
          </table:table-cell>
          <table:table-cell office:value-type="float" office:value="6603" calcext:value-type="float">
            <text:p>6603</text:p>
          </table:table-cell>
          <table:table-cell table:formula="of:=[.G4]/[.J4]" office:value-type="float" office:value="2.20687566257762" calcext:value-type="float">
            <text:p>2.2068756626</text:p>
          </table:table-cell>
          <table:table-cell office:value-type="float" office:value="6609" calcext:value-type="float">
            <text:p>6609</text:p>
          </table:table-cell>
          <table:table-cell table:formula="of:=[.G4]/[.L4]" office:value-type="float" office:value="2.204872144046" calcext:value-type="float">
            <text:p>2.204872144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double</text:p>
          </table:table-cell>
          <table:table-cell table:formula="of:=[.C5]*[.C5]*8*2" office:value-type="float" office:value="27040000" calcext:value-type="float">
            <text:p>27040000</text:p>
          </table:table-cell>
          <table:table-cell office:value-type="string" calcext:value-type="string">
            <text:p>AVX2</text:p>
          </table:table-cell>
          <table:table-cell office:value-type="float" office:value="2535713" calcext:value-type="float">
            <text:p>2535713</text:p>
          </table:table-cell>
          <table:table-cell office:value-type="float" office:value="2390198" calcext:value-type="float">
            <text:p>2390198</text:p>
          </table:table-cell>
          <table:table-cell table:formula="of:=[.G5]/[.H5]" office:value-type="float" office:value="1.06087989363224" calcext:value-type="float">
            <text:p>1.0608798936</text:p>
          </table:table-cell>
          <table:table-cell office:value-type="float" office:value="2354560" calcext:value-type="float">
            <text:p>2354560</text:p>
          </table:table-cell>
          <table:table-cell table:formula="of:=[.G5]/[.J5]" office:value-type="float" office:value="1.07693709228051" calcext:value-type="float">
            <text:p>1.0769370923</text:p>
          </table:table-cell>
          <table:table-cell office:value-type="float" office:value="2390274" calcext:value-type="float">
            <text:p>2390274</text:p>
          </table:table-cell>
          <table:table-cell table:formula="of:=[.G5]/[.L5]" office:value-type="float" office:value="1.06084616240649" calcext:value-type="float">
            <text:p>1.0608461624</text:p>
          </table:table-cell>
        </table:table-row>
        <table:table-row table:style-name="ro1">
          <table:table-cell office:value-type="string" calcext:value-type="string">
            <text:p>extralarge</text:p>
          </table:table-cell>
          <table:table-cell office:value-type="float" office:value="1000" calcext:value-type="float">
            <text:p>10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double</text:p>
          </table:table-cell>
          <table:table-cell table:formula="of:=[.C6]*[.C6]*8*2" office:value-type="float" office:value="125440000" calcext:value-type="float">
            <text:p>125440000</text:p>
          </table:table-cell>
          <table:table-cell office:value-type="string" calcext:value-type="string">
            <text:p>AVX2</text:p>
          </table:table-cell>
          <table:table-cell office:value-type="float" office:value="25508859" calcext:value-type="float">
            <text:p>25508859</text:p>
          </table:table-cell>
          <table:table-cell office:value-type="float" office:value="24699522" calcext:value-type="float">
            <text:p>24699522</text:p>
          </table:table-cell>
          <table:table-cell table:formula="of:=[.G6]/[.H6]" office:value-type="float" office:value="1.03276731428244" calcext:value-type="float">
            <text:p>1.0327673143</text:p>
          </table:table-cell>
          <table:table-cell office:value-type="float" office:value="21820297" calcext:value-type="float">
            <text:p>21820297</text:p>
          </table:table-cell>
          <table:table-cell table:formula="of:=[.G6]/[.J6]" office:value-type="float" office:value="1.16904270368089" calcext:value-type="float">
            <text:p>1.1690427037</text:p>
          </table:table-cell>
          <table:table-cell office:value-type="float" office:value="24962412" calcext:value-type="float">
            <text:p>24962412</text:p>
          </table:table-cell>
          <table:table-cell table:formula="of:=[.G6]/[.L6]" office:value-type="float" office:value="1.02189079324546" calcext:value-type="float">
            <text:p>1.0218907932</text:p>
          </table:table-cell>
        </table:table-row>
      </table:table>
      <table:table table:name="jacobi-2d -O3" table:style-name="ta1">
        <table:shapes>
          <draw:frame draw:z-index="0" draw:style-name="gr1" draw:text-style-name="P1" svg:width="453.51pt" svg:height="255.09pt" svg:x="2.83pt" svg:y="79.65pt">
            <loext:p draw:notify-on-update-of-ranges="'jacobi-2d -O3'.A1:'jacobi-2d -O3'.A1 'jacobi-2d -O3'.A2:'jacobi-2d -O3'.A6 'jacobi-2d -O3'.I1:'jacobi-2d -O3'.I1 'jacobi-2d -O3'.I2:'jacobi-2d -O3'.I6 'jacobi-2d -O3'.K1:'jacobi-2d -O3'.K1 'jacobi-2d -O3'.K2:'jacobi-2d -O3'.K6 'jacobi-2d -O3'.M1:'jacobi-2d -O3'.M1 'jacobi-2d -O3'.M2:'jacobi-2d -O3'.M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step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data size(byte)</text:p>
          </table:table-cell>
          <table:table-cell office:value-type="string" calcext:value-type="string">
            <text:p>SIMD instruction set</text:p>
          </table:table-cell>
          <table:table-cell office:value-type="string" calcext:value-type="string">
            <text:p><text:s/>baseline(us)</text:p>
          </table:table-cell>
          <table:table-cell office:value-type="string" calcext:value-type="string">
            <text:p><text:s/>SIMD(us)</text:p>
          </table:table-cell>
          <table:table-cell office:value-type="string" calcext:value-type="string">
            <text:p>SIMD speedup</text:p>
          </table:table-cell>
          <table:table-cell office:value-type="string" calcext:value-type="string">
            <text:p>Tile SIMD(us)</text:p>
          </table:table-cell>
          <table:table-cell office:value-type="string" calcext:value-type="string">
            <text:p>Tile SIMD speedup</text:p>
          </table:table-cell>
          <table:table-cell office:value-type="string" calcext:value-type="string">
            <text:p>2d tile SIMD(us)</text:p>
          </table:table-cell>
          <table:table-cell office:value-type="string" calcext:value-type="string">
            <text:p>2d tile SIMD speedup</text:p>
          </table:table-cell>
        </table:table-row>
        <table:table-row table:style-name="ro1">
          <table:table-cell office:value-type="string" calcext:value-type="string">
            <text:p>mini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uble</text:p>
          </table:table-cell>
          <table:table-cell table:formula="of:=[.C2]*[.C2]*8*2" office:value-type="float" office:value="14400" calcext:value-type="float">
            <text:p>14400</text:p>
          </table:table-cell>
          <table:table-cell office:value-type="string" calcext:value-type="string">
            <text:p>AVX2</text:p>
          </table:table-cell>
          <table:table-cell office:value-type="float" office:value="105" calcext:value-type="float">
            <text:p>105</text:p>
          </table:table-cell>
          <table:table-cell office:value-type="float" office:value="46" calcext:value-type="float">
            <text:p>46</text:p>
          </table:table-cell>
          <table:table-cell table:formula="of:=[.G2]/[.H2]" office:value-type="float" office:value="2.28260869565217" calcext:value-type="float">
            <text:p>2.2826086957</text:p>
          </table:table-cell>
          <table:table-cell office:value-type="float" office:value="15" calcext:value-type="float">
            <text:p>15</text:p>
          </table:table-cell>
          <table:table-cell table:formula="of:=[.G2]/[.J2]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G2]/[.L2]" office:value-type="float" office:value="8.07692307692308" calcext:value-type="float">
            <text:p>8.0769230769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ouble</text:p>
          </table:table-cell>
          <table:table-cell table:formula="of:=[.C3]*[.C3]*8*2" office:value-type="float" office:value="129600" calcext:value-type="float">
            <text:p>129600</text:p>
          </table:table-cell>
          <table:table-cell office:value-type="string" calcext:value-type="string">
            <text:p>AVX2</text:p>
          </table:table-cell>
          <table:table-cell office:value-type="float" office:value="711" calcext:value-type="float">
            <text:p>711</text:p>
          </table:table-cell>
          <table:table-cell office:value-type="float" office:value="292" calcext:value-type="float">
            <text:p>292</text:p>
          </table:table-cell>
          <table:table-cell table:formula="of:=[.G3]/[.H3]" office:value-type="float" office:value="2.43493150684932" calcext:value-type="float">
            <text:p>2.4349315068</text:p>
          </table:table-cell>
          <table:table-cell office:value-type="float" office:value="313" calcext:value-type="float">
            <text:p>313</text:p>
          </table:table-cell>
          <table:table-cell table:formula="of:=[.G3]/[.J3]" office:value-type="float" office:value="2.27156549520767" calcext:value-type="float">
            <text:p>2.2715654952</text:p>
          </table:table-cell>
          <table:table-cell office:value-type="float" office:value="287" calcext:value-type="float">
            <text:p>287</text:p>
          </table:table-cell>
          <table:table-cell table:formula="of:=[.G3]/[.L3]" office:value-type="float" office:value="2.47735191637631" calcext:value-type="float">
            <text:p>2.4773519164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ouble</text:p>
          </table:table-cell>
          <table:table-cell table:formula="of:=[.C4]*[.C4]*8*2" office:value-type="float" office:value="1000000" calcext:value-type="float">
            <text:p>1000000</text:p>
          </table:table-cell>
          <table:table-cell office:value-type="string" calcext:value-type="string">
            <text:p>AVX2</text:p>
          </table:table-cell>
          <table:table-cell office:value-type="float" office:value="17160" calcext:value-type="float">
            <text:p>17160</text:p>
          </table:table-cell>
          <table:table-cell office:value-type="float" office:value="5972" calcext:value-type="float">
            <text:p>5972</text:p>
          </table:table-cell>
          <table:table-cell table:formula="of:=[.G4]/[.H4]" office:value-type="float" office:value="2.87340924313463" calcext:value-type="float">
            <text:p>2.8734092431</text:p>
          </table:table-cell>
          <table:table-cell office:value-type="float" office:value="7105" calcext:value-type="float">
            <text:p>7105</text:p>
          </table:table-cell>
          <table:table-cell table:formula="of:=[.G4]/[.J4]" office:value-type="float" office:value="2.41520056298381" calcext:value-type="float">
            <text:p>2.415200563</text:p>
          </table:table-cell>
          <table:table-cell office:value-type="float" office:value="6901" calcext:value-type="float">
            <text:p>6901</text:p>
          </table:table-cell>
          <table:table-cell table:formula="of:=[.G4]/[.L4]" office:value-type="float" office:value="2.48659614548616" calcext:value-type="float">
            <text:p>2.4865961455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double</text:p>
          </table:table-cell>
          <table:table-cell table:formula="of:=[.C5]*[.C5]*8*2" office:value-type="float" office:value="27040000" calcext:value-type="float">
            <text:p>27040000</text:p>
          </table:table-cell>
          <table:table-cell office:value-type="string" calcext:value-type="string">
            <text:p>AVX2</text:p>
          </table:table-cell>
          <table:table-cell office:value-type="float" office:value="2720968" calcext:value-type="float">
            <text:p>2720968</text:p>
          </table:table-cell>
          <table:table-cell office:value-type="float" office:value="2543322" calcext:value-type="float">
            <text:p>2543322</text:p>
          </table:table-cell>
          <table:table-cell table:formula="of:=[.G5]/[.H5]" office:value-type="float" office:value="1.06984801767138" calcext:value-type="float">
            <text:p>1.0698480177</text:p>
          </table:table-cell>
          <table:table-cell office:value-type="float" office:value="2368135" calcext:value-type="float">
            <text:p>2368135</text:p>
          </table:table-cell>
          <table:table-cell table:formula="of:=[.G5]/[.J5]" office:value-type="float" office:value="1.14899192824733" calcext:value-type="float">
            <text:p>1.1489919282</text:p>
          </table:table-cell>
          <table:table-cell office:value-type="float" office:value="2401760" calcext:value-type="float">
            <text:p>2401760</text:p>
          </table:table-cell>
          <table:table-cell table:formula="of:=[.G5]/[.L5]" office:value-type="float" office:value="1.13290586902938" calcext:value-type="float">
            <text:p>1.132905869</text:p>
          </table:table-cell>
        </table:table-row>
        <table:table-row table:style-name="ro1">
          <table:table-cell office:value-type="string" calcext:value-type="string">
            <text:p>extralarge</text:p>
          </table:table-cell>
          <table:table-cell office:value-type="float" office:value="1000" calcext:value-type="float">
            <text:p>10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double</text:p>
          </table:table-cell>
          <table:table-cell table:formula="of:=[.C6]*[.C6]*8*2" office:value-type="float" office:value="125440000" calcext:value-type="float">
            <text:p>125440000</text:p>
          </table:table-cell>
          <table:table-cell office:value-type="string" calcext:value-type="string">
            <text:p>AVX2</text:p>
          </table:table-cell>
          <table:table-cell office:value-type="float" office:value="26002748" calcext:value-type="float">
            <text:p>26002748</text:p>
          </table:table-cell>
          <table:table-cell office:value-type="float" office:value="25330556" calcext:value-type="float">
            <text:p>25330556</text:p>
          </table:table-cell>
          <table:table-cell table:formula="of:=[.G6]/[.H6]" office:value-type="float" office:value="1.02653680400857" calcext:value-type="float">
            <text:p>1.026536804</text:p>
          </table:table-cell>
          <table:table-cell office:value-type="float" office:value="21394687" calcext:value-type="float">
            <text:p>21394687</text:p>
          </table:table-cell>
          <table:table-cell table:formula="of:=[.G6]/[.J6]" office:value-type="float" office:value="1.21538342673581" calcext:value-type="float">
            <text:p>1.2153834267</text:p>
          </table:table-cell>
          <table:table-cell office:value-type="float" office:value="24676599" calcext:value-type="float">
            <text:p>24676599</text:p>
          </table:table-cell>
          <table:table-cell table:formula="of:=[.G6]/[.L6]" office:value-type="float" office:value="1.05374115776651" calcext:value-type="float">
            <text:p>1.0537411578</text:p>
          </table:table-cell>
        </table:table-row>
      </table:table>
      <table:table table:name="my PC cache info" table:style-name="ta1"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LEVEL1_ICACHE_SIZE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string" calcext:value-type="string">
            <text:p>LEVEL1_ICACHE_ASSOC 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EVEL1_ICACHE_LINESIZ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string" calcext:value-type="string">
            <text:p>LEVEL1_DCACHE_SIZE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string" calcext:value-type="string">
            <text:p>LEVEL1_DCACHE_ASSO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EVEL1_DCACHE_LINESIZ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string" calcext:value-type="string">
            <text:p>LEVEL2_CACHE_SIZE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string" calcext:value-type="string">
            <text:p>LEVEL2_CACHE_ASSO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VEL2_CACHE_LINESIZ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string" calcext:value-type="string">
            <text:p>LEVEL3_CACHE_SIZE</text:p>
          </table:table-cell>
          <table:table-cell office:value-type="float" office:value="6291456" calcext:value-type="float">
            <text:p>6291456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string" calcext:value-type="string">
            <text:p>LEVEL3_CACHE_ASSO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EVEL3_CACHE_LINESIZ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string" calcext:value-type="string">
            <text:p>LEVEL4_CACHE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4_CACHE_ASS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4_CACHE_LINESIZ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00/00/0000</text:date>, <text:time style:data-style-name="N2" text:time-value="09:29:27.780612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0:47:25.912737919</meta:creation-date>
    <dc:date>2019-06-14T13:59:39.155941579</dc:date>
    <meta:editing-duration>PT5H7M13S</meta:editing-duration>
    <meta:editing-cycles>61</meta:editing-cycles>
    <meta:generator>LibreOffice/5.1.6.2$Linux_X86_64 LibreOffice_project/10m0$Build-2</meta:generator>
    <meta:document-statistic meta:table-count="3" meta:cell-count="1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38cm" svg:y="3.703cm" style:legend-expansion="high" chart:style-name="ch2"/>
        <chart:plot-area chart:style-name="ch3" table:cell-range-address="'Jacobi-2d -O2'.A1:'Jacobi-2d -O2'.A6 'Jacobi-2d -O2'.I1:'Jacobi-2d -O2'.I6 'Jacobi-2d -O2'.K1:'Jacobi-2d -O2'.K6 'Jacobi-2d -O2'.M1:'Jacobi-2d -O2'.M6" chart:data-source-has-labels="both" svg:x="0.32cm" svg:y="0.18cm" svg:width="11.298cm" svg:height="8.64cm">
          <chartooo:coordinate-region svg:x="1.047cm" svg:y="0.379cm" svg:width="10.571cm" svg:height="7.794cm"/>
          <chart:axis chart:dimension="x" chart:name="primary-x" chart:style-name="ch4" chartooo:axis-type="auto">
            <chartooo:date-scale/>
            <chart:categories table:cell-range-address="'Jacobi-2d -O2'.A2:'Jacobi-2d -O2'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Jacobi-2d -O2'.I2:'Jacobi-2d -O2'.I6" chart:label-cell-address="'Jacobi-2d -O2'.I1:'Jacobi-2d -O2'.I1" chart:class="chart:bar">
            <chart:data-point chart:repeated="5"/>
          </chart:series>
          <chart:series chart:style-name="ch8" chart:values-cell-range-address="'Jacobi-2d -O2'.K2:'Jacobi-2d -O2'.K6" chart:label-cell-address="'Jacobi-2d -O2'.K1:'Jacobi-2d -O2'.K1" chart:class="chart:bar">
            <chart:data-point chart:repeated="5"/>
          </chart:series>
          <chart:series chart:style-name="ch9" chart:values-cell-range-address="'Jacobi-2d -O2'.M2:'Jacobi-2d -O2'.M6" chart:label-cell-address="'Jacobi-2d -O2'.M1:'Jacobi-2d -O2'.M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D speedup</text:p>
                <draw:g>
                  <svg:desc>'Jacobi-2d -O2'.I1:'Jacobi-2d -O2'.I1</svg:desc>
                </draw:g>
              </table:table-cell>
              <table:table-cell office:value-type="string">
                <text:p>Tile SIMD speedup</text:p>
                <draw:g>
                  <svg:desc>'Jacobi-2d -O2'.K1:'Jacobi-2d -O2'.K1</svg:desc>
                </draw:g>
              </table:table-cell>
              <table:table-cell office:value-type="string">
                <text:p>2d tile SIMD speedup</text:p>
                <draw:g>
                  <svg:desc>'Jacobi-2d -O2'.M1:'Jacobi-2d -O2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i</text:p>
                <draw:g>
                  <svg:desc>'Jacobi-2d -O2'.A2:'Jacobi-2d -O2'.A6</svg:desc>
                </draw:g>
              </table:table-cell>
              <table:table-cell office:value-type="float" office:value="2.84615384615385">
                <text:p>2.84615384615385</text:p>
                <draw:g>
                  <svg:desc>'Jacobi-2d -O2'.I2:'Jacobi-2d -O2'.I6</svg:desc>
                </draw:g>
              </table:table-cell>
              <table:table-cell office:value-type="float" office:value="2.46666666666667">
                <text:p>2.46666666666667</text:p>
                <draw:g>
                  <svg:desc>'Jacobi-2d -O2'.K2:'Jacobi-2d -O2'.K6</svg:desc>
                </draw:g>
              </table:table-cell>
              <table:table-cell office:value-type="float" office:value="2.64285714285714">
                <text:p>2.64285714285714</text:p>
                <draw:g>
                  <svg:desc>'Jacobi-2d -O2'.M2:'Jacobi-2d -O2'.M6</svg:desc>
                </draw:g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2.36212624584718">
                <text:p>2.36212624584718</text:p>
              </table:table-cell>
              <table:table-cell office:value-type="float" office:value="2.34653465346535">
                <text:p>2.34653465346535</text:p>
              </table:table-cell>
              <table:table-cell office:value-type="float" office:value="2.10355029585799">
                <text:p>2.10355029585799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1.9543991416309">
                <text:p>1.9543991416309</text:p>
              </table:table-cell>
              <table:table-cell office:value-type="float" office:value="2.20687566257762">
                <text:p>2.20687566257762</text:p>
              </table:table-cell>
              <table:table-cell office:value-type="float" office:value="2.204872144046">
                <text:p>2.204872144046</text:p>
              </table:table-cell>
            </table:table-row>
            <table:table-row>
              <table:table-cell office:value-type="string">
                <text:p>large</text:p>
              </table:table-cell>
              <table:table-cell office:value-type="float" office:value="1.06087989363224">
                <text:p>1.06087989363224</text:p>
              </table:table-cell>
              <table:table-cell office:value-type="float" office:value="1.07693709228051">
                <text:p>1.07693709228051</text:p>
              </table:table-cell>
              <table:table-cell office:value-type="float" office:value="1.06084616240649">
                <text:p>1.06084616240649</text:p>
              </table:table-cell>
            </table:table-row>
            <table:table-row>
              <table:table-cell office:value-type="string">
                <text:p>extralarge</text:p>
              </table:table-cell>
              <table:table-cell office:value-type="float" office:value="1.03276731428244">
                <text:p>1.03276731428244</text:p>
              </table:table-cell>
              <table:table-cell office:value-type="float" office:value="1.16904270368089">
                <text:p>1.16904270368089</text:p>
              </table:table-cell>
              <table:table-cell office:value-type="float" office:value="1.02189079324546">
                <text:p>1.02189079324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38cm" svg:y="3.703cm" style:legend-expansion="high" chart:style-name="ch2"/>
        <chart:plot-area chart:style-name="ch3" table:cell-range-address="'jacobi-2d -O3'.A1:'jacobi-2d -O3'.A6 'jacobi-2d -O3'.I1:'jacobi-2d -O3'.I6 'jacobi-2d -O3'.K1:'jacobi-2d -O3'.K6 'jacobi-2d -O3'.M1:'jacobi-2d -O3'.M6" chart:data-source-has-labels="both" svg:x="0.32cm" svg:y="0.18cm" svg:width="11.298cm" svg:height="8.64cm">
          <chartooo:coordinate-region svg:x="0.756cm" svg:y="0.379cm" svg:width="10.862cm" svg:height="7.794cm"/>
          <chart:axis chart:dimension="x" chart:name="primary-x" chart:style-name="ch4" chartooo:axis-type="auto">
            <chartooo:date-scale/>
            <chart:categories table:cell-range-address="'jacobi-2d -O3'.A2:'jacobi-2d -O3'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jacobi-2d -O3'.I2:'jacobi-2d -O3'.I6" chart:label-cell-address="'jacobi-2d -O3'.I1:'jacobi-2d -O3'.I1" chart:class="chart:bar">
            <chart:data-point chart:repeated="5"/>
          </chart:series>
          <chart:series chart:style-name="ch8" chart:values-cell-range-address="'jacobi-2d -O3'.K2:'jacobi-2d -O3'.K6" chart:label-cell-address="'jacobi-2d -O3'.K1:'jacobi-2d -O3'.K1" chart:class="chart:bar">
            <chart:data-point chart:repeated="5"/>
          </chart:series>
          <chart:series chart:style-name="ch9" chart:values-cell-range-address="'jacobi-2d -O3'.M2:'jacobi-2d -O3'.M6" chart:label-cell-address="'jacobi-2d -O3'.M1:'jacobi-2d -O3'.M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D speedup</text:p>
                <draw:g>
                  <svg:desc>'jacobi-2d -O3'.I1:'jacobi-2d -O3'.I1</svg:desc>
                </draw:g>
              </table:table-cell>
              <table:table-cell office:value-type="string">
                <text:p>Tile SIMD speedup</text:p>
                <draw:g>
                  <svg:desc>'jacobi-2d -O3'.K1:'jacobi-2d -O3'.K1</svg:desc>
                </draw:g>
              </table:table-cell>
              <table:table-cell office:value-type="string">
                <text:p>2d tile SIMD speedup</text:p>
                <draw:g>
                  <svg:desc>'jacobi-2d -O3'.M1:'jacobi-2d -O3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i</text:p>
                <draw:g>
                  <svg:desc>'jacobi-2d -O3'.A2:'jacobi-2d -O3'.A6</svg:desc>
                </draw:g>
              </table:table-cell>
              <table:table-cell office:value-type="float" office:value="2.28260869565217">
                <text:p>2.28260869565217</text:p>
                <draw:g>
                  <svg:desc>'jacobi-2d -O3'.I2:'jacobi-2d -O3'.I6</svg:desc>
                </draw:g>
              </table:table-cell>
              <table:table-cell office:value-type="float" office:value="7">
                <text:p>7</text:p>
                <draw:g>
                  <svg:desc>'jacobi-2d -O3'.K2:'jacobi-2d -O3'.K6</svg:desc>
                </draw:g>
              </table:table-cell>
              <table:table-cell office:value-type="float" office:value="8.07692307692308">
                <text:p>8.07692307692308</text:p>
                <draw:g>
                  <svg:desc>'jacobi-2d -O3'.M2:'jacobi-2d -O3'.M6</svg:desc>
                </draw:g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2.43493150684932">
                <text:p>2.43493150684932</text:p>
              </table:table-cell>
              <table:table-cell office:value-type="float" office:value="2.27156549520767">
                <text:p>2.27156549520767</text:p>
              </table:table-cell>
              <table:table-cell office:value-type="float" office:value="2.47735191637631">
                <text:p>2.47735191637631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2.87340924313463">
                <text:p>2.87340924313463</text:p>
              </table:table-cell>
              <table:table-cell office:value-type="float" office:value="2.41520056298381">
                <text:p>2.41520056298381</text:p>
              </table:table-cell>
              <table:table-cell office:value-type="float" office:value="2.48659614548616">
                <text:p>2.48659614548616</text:p>
              </table:table-cell>
            </table:table-row>
            <table:table-row>
              <table:table-cell office:value-type="string">
                <text:p>large</text:p>
              </table:table-cell>
              <table:table-cell office:value-type="float" office:value="1.06984801767138">
                <text:p>1.06984801767138</text:p>
              </table:table-cell>
              <table:table-cell office:value-type="float" office:value="1.14899192824733">
                <text:p>1.14899192824733</text:p>
              </table:table-cell>
              <table:table-cell office:value-type="float" office:value="1.13290586902938">
                <text:p>1.13290586902938</text:p>
              </table:table-cell>
            </table:table-row>
            <table:table-row>
              <table:table-cell office:value-type="string">
                <text:p>extralarge</text:p>
              </table:table-cell>
              <table:table-cell office:value-type="float" office:value="1.02653680400857">
                <text:p>1.02653680400857</text:p>
              </table:table-cell>
              <table:table-cell office:value-type="float" office:value="1.21538342673581">
                <text:p>1.21538342673581</text:p>
              </table:table-cell>
              <table:table-cell office:value-type="float" office:value="1.05374115776651">
                <text:p>1.05374115776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